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ef6" officeooo:paragraph-rsid="00066ef6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066ef6" officeooo:paragraph-rsid="00066ef6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0965fe" officeooo:paragraph-rsid="000965fe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0cb40b" officeooo:paragraph-rsid="000cb40b"/>
    </style:style>
    <style:style style:name="P5" style:family="paragraph" style:parent-style-name="Standard">
      <style:paragraph-properties fo:text-align="start" style:justify-single-word="false" style:writing-mode="lr-tb"/>
      <style:text-properties officeooo:rsid="00095fda" officeooo:paragraph-rsid="00095fda"/>
    </style:style>
    <style:style style:name="P6" style:family="paragraph" style:parent-style-name="Standard">
      <style:paragraph-properties fo:text-align="start" style:justify-single-word="false" style:writing-mode="lr-tb"/>
      <style:text-properties officeooo:paragraph-rsid="000965fe"/>
    </style:style>
    <style:style style:name="P7" style:family="paragraph" style:parent-style-name="Standard">
      <style:paragraph-properties fo:text-align="start" style:justify-single-word="false" style:writing-mode="lr-tb"/>
      <style:text-properties officeooo:paragraph-rsid="000cb40b"/>
    </style:style>
    <style:style style:name="P8" style:family="paragraph" style:parent-style-name="Standard">
      <style:paragraph-properties fo:text-align="start" style:justify-single-word="false" style:writing-mode="lr-tb"/>
      <style:text-properties officeooo:rsid="000cb40b" officeooo:paragraph-rsid="000cb40b"/>
    </style:style>
    <style:style style:name="P9" style:family="paragraph" style:parent-style-name="Standard">
      <style:paragraph-properties fo:text-align="start" style:justify-single-word="false" style:writing-mode="lr-tb"/>
      <style:text-properties officeooo:rsid="00111ef3" officeooo:paragraph-rsid="00111ef3"/>
    </style:style>
    <style:style style:name="P10" style:family="paragraph" style:parent-style-name="Standard">
      <style:paragraph-properties fo:text-align="start" style:justify-single-word="false" style:writing-mode="lr-tb"/>
      <style:text-properties officeooo:paragraph-rsid="000cb40b"/>
    </style:style>
    <style:style style:name="P11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loext:opacity="100%" style:font-name="Söhne Mono" fo:font-size="10.5pt" fo:letter-spacing="normal" fo:font-style="normal" fo:font-weight="bold" officeooo:paragraph-rsid="000cb40b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00cb40b"/>
    </style:style>
    <style:style style:name="P13" style:family="paragraph" style:parent-style-name="Standard">
      <style:paragraph-properties fo:text-align="end" style:justify-single-word="false" style:writing-mode="rl-tb"/>
      <style:text-properties fo:color="#000000" loext:opacity="100%" officeooo:paragraph-rsid="00111ef3"/>
    </style:style>
    <style:style style:name="P14" style:family="paragraph" style:parent-style-name="Standard">
      <style:paragraph-properties fo:text-align="end" style:justify-single-word="false" style:writing-mode="rl-tb"/>
      <style:text-properties officeooo:rsid="00095fda" officeooo:paragraph-rsid="00095fda"/>
    </style:style>
    <style:style style:name="P15" style:family="paragraph" style:parent-style-name="Standard">
      <style:paragraph-properties fo:text-align="end" style:justify-single-word="false" style:writing-mode="rl-tb"/>
      <style:text-properties fo:font-variant="normal" fo:text-transform="none" fo:color="#000000" loext:opacity="100%" style:font-name="Söhne Mono" fo:font-size="10.5pt" fo:letter-spacing="normal" fo:font-style="normal" fo:font-weight="bold" officeooo:paragraph-rsid="000cb40b"/>
    </style:style>
    <style:style style:name="T1" style:family="text">
      <style:text-properties officeooo:rsid="00075e6e"/>
    </style:style>
    <style:style style:name="T2" style:family="text">
      <style:text-properties officeooo:rsid="00095fda"/>
    </style:style>
    <style:style style:name="T3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4" style:family="text">
      <style:text-properties fo:color="#d4d4d4" loext:opacity="100%" style:font-name="Droid Sans Mono" fo:font-size="10.5pt" fo:font-weight="normal" fo:background-color="#1f1f1f" loext:char-shading-value="0"/>
    </style:style>
    <style:style style:name="T5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6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7" style:family="text">
      <style:text-properties officeooo:rsid="000b18dc"/>
    </style:style>
    <style:style style:name="T8" style:family="text">
      <style:text-properties officeooo:rsid="000cb40b"/>
    </style:style>
    <style:style style:name="T9" style:family="text">
      <style:text-properties fo:color="#5983b0" loext:opacity="100%" style:font-name="Droid Sans Mono" fo:font-size="10.5pt" fo:font-weight="normal" fo:background-color="#1f1f1f" loext:char-shading-value="0"/>
    </style:style>
    <style:style style:name="T10" style:family="text">
      <style:text-properties officeooo:rsid="000f926f"/>
    </style:style>
    <style:style style:name="T11" style:family="text">
      <style:text-properties officeooo:rsid="00111ef3"/>
    </style:style>
    <style:style style:name="T12" style:family="text">
      <style:text-properties fo:font-variant="normal" fo:text-transform="none" fo:color="#d1d5db" loext:opacity="100%" style:font-name="S hne" fo:font-size="12pt" fo:letter-spacing="normal" fo:font-style="normal" fo:font-weight="normal"/>
    </style:style>
    <style:style style:name="T13" style:family="text">
      <style:text-properties fo:font-variant="normal" fo:text-transform="none" fo:color="#d1d5db" loext:opacity="100%" style:font-name="S hne" fo:font-size="12pt" fo:letter-spacing="normal" fo:font-style="normal" fo:font-weight="normal" officeooo:rsid="00111ef3"/>
    </style:style>
    <style:style style:name="T14" style:family="text">
      <style:text-properties fo:font-variant="normal" fo:text-transform="none" style:font-name="S hne" fo:font-size="12pt" fo:letter-spacing="normal" fo:font-style="normal" fo:font-weight="normal"/>
    </style:style>
    <style:style style:name="T15" style:family="text">
      <style:text-properties fo:font-variant="normal" fo:text-transform="none" style:font-name="S hne" fo:font-size="12pt" fo:letter-spacing="normal" fo:font-style="normal" fo:font-weight="normal" officeooo:rsid="00111ef3"/>
    </style:style>
    <style:style style:name="T16" style:family="text">
      <style:text-properties officeooo:rsid="0011ca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keFile:</text:p>
      <text:p text:style-name="P1"/>
      <text:p text:style-name="P2">پیاده سازی دایرکتوری های پروژه در این فایل انجام شده است <text:s/>و با دستور make و clean پروزه ساهته و پاک میشود.</text:p>
      <text:p text:style-name="P2">و دایرکتوری / در کنار make file ساخته میشود و همچنین دایرکتوری های bin/dev/etc/home/mnt/proc/tmp/usr <text:span text:style-name="T1">iهمراه فایل متادیتاشون در این فایل قرار دارند.</text:span></text:p>
      <text:p text:style-name="P8">Configfile:</text:p>
      <text:p text:style-name="P4"><text:line-break/>دستورات در فایل کانفیگ با ",” از یکدیگر جدا شده اند و دستور مربوط به CRUD آن پروسس ها در هر خط وارد شده است.</text:p>
      <text:p text:style-name="P9">Metadata:</text:p>
      <text:p text:style-name="P13"><text:span text:style-name="T11">متادیتای نه دایرکتوری در این فایل اضافه شده استکه شامل </text:span><text:span text:style-name="T14">path, total size, free size, number of files, and permissions. </text:span><text:span text:style-name="T15">میباشد</text:span></text:p>
      <text:p text:style-name="P2"/>
      <text:p text:style-name="P7"><text:span text:style-name="T2">GetFolderSize(</text:span><text:span text:style-name="T9">const char *path</text:span><text:span text:style-name="T2">):</text:span></text:p>
      <text:p text:style-name="P12">این تابع اندازه یک دایرکتوری و زیر شاخه های آن را به صورت بازگشتی محاسبه می کند. از تابع stat برای دریافت اطلاعات فایل استفاده می کند و اندازه همه فایل های معمولی را در فهرست اضافه می کند.</text:p>
      <text:p text:style-name="P7"/>
      <text:p text:style-name="P11">void <text:span text:style-name="T16">make</text:span>_directory(const char* path):</text:p>
      <text:p text:style-name="P15">این تابع دایرکتوری ها را به صورت بازگشتی برای یک مسیر مشخص ایجاد می کند.</text:p>
      <text:p text:style-name="P5"/>
      <text:p text:style-name="P7"><text:span text:style-name="T2">countFileR</text:span><text:span text:style-name="T10">e</text:span><text:span text:style-name="T2">cursivly(</text:span><text:span text:style-name="T3">const</text:span><text:span text:style-name="T5"> </text:span><text:span text:style-name="T3">char</text:span><text:span text:style-name="T4">*</text:span><text:span text:style-name="T5"> </text:span><text:span text:style-name="T6">path</text:span><text:span text:style-name="T2">):</text:span></text:p>
      <text:p text:style-name="P14">این تابع تعداد فایل های یک دایرکتوری و زیرشاخه های آن را به صورت بازگشتی می شمارد. از توابع readdir و stat برای عبور از ساختار دایرکتوری و شمارش فایل ها استفاده می کند.</text:p>
      <text:p text:style-name="P5">Update_meta():</text:p>
      <text:p text:style-name="P3">این تابع متادیتا (اندازه کل، اندازه آزاد و تعداد فایل ها) را برای هر دایرکتوری در آرایه متا به روز می کند. از توابع getFolderSize و countFilesRecursively برای محاسبه مقادیر استفاده می کند و متادیتای به روز شده را در یک فایل .meta می نویسد.</text:p>
      <text:p text:style-name="P5"/>
      <text:p text:style-name="P6"><text:span text:style-name="T2">create_file(</text:span><text:span text:style-name="T3">char</text:span><text:span text:style-name="T4">*</text:span><text:span text:style-name="T5"> </text:span><text:span text:style-name="T6">path</text:span><text:span text:style-name="T5">, </text:span><text:span text:style-name="T3">char</text:span><text:span text:style-name="T4">*</text:span><text:span text:style-name="T5"> </text:span><text:span text:style-name="T6">fileName</text:span><text:span text:style-name="T5">, </text:span><text:span text:style-name="T3">char</text:span><text:span text:style-name="T4">*</text:span><text:span text:style-name="T5"> </text:span><text:span text:style-name="T6">write_string</text:span><text:span text:style-name="T2">):</text:span></text:p>
      <text:p text:style-name="P3">با گرفتن مسیر دایرکتوری و اسم فایلیه استرینگی در آن فایل ذخیره میشود</text:p>
      <text:p text:style-name="P5"/>
      <text:p text:style-name="P6"><text:span text:style-name="T2">read_file(</text:span><text:span text:style-name="T3">char</text:span><text:span text:style-name="T4">*</text:span><text:span text:style-name="T5"> </text:span><text:span text:style-name="T6">path</text:span><text:span text:style-name="T5">, </text:span><text:span text:style-name="T3">char</text:span><text:span text:style-name="T4">*</text:span><text:span text:style-name="T5"> </text:span><text:span text:style-name="T6">fileName</text:span><text:span text:style-name="T2">):</text:span></text:p>
      <text:p text:style-name="P3">با خواندن مسیر و اسم فایل ، فایل کت شده به ما نمایش داده میشود</text:p>
      <text:p text:style-name="P5"/>
      <text:p text:style-name="P6"><text:span text:style-name="T2">update_file(</text:span><text:span text:style-name="T3">char</text:span><text:span text:style-name="T4">*</text:span><text:span text:style-name="T5"> </text:span><text:span text:style-name="T6">path</text:span><text:span text:style-name="T5">, </text:span><text:span text:style-name="T3">char</text:span><text:span text:style-name="T4">*</text:span><text:span text:style-name="T5"> </text:span><text:span text:style-name="T6">fileName</text:span><text:span text:style-name="T5">, </text:span><text:span text:style-name="T3">char</text:span><text:span text:style-name="T4">*</text:span><text:span text:style-name="T5"> </text:span><text:span text:style-name="T6">append_string</text:span><text:span text:style-name="T2">):</text:span></text:p>
      <text:p text:style-name="P3">با خواندن مسیر و اسم فایل appendرا انجام میدهد. وتها تفاوتش با create دراین است که در متود create رایت انجام میشود اما در اینجا append.</text:p>
      <text:p text:style-name="P5"/>
      <text:p text:style-name="P6"><text:span text:style-name="T2">delete_file(</text:span><text:span text:style-name="T3">char</text:span><text:span text:style-name="T4">*</text:span><text:span text:style-name="T5"> </text:span><text:span text:style-name="T6">path</text:span><text:span text:style-name="T5">, </text:span><text:span text:style-name="T3">char</text:span><text:span text:style-name="T4">*</text:span><text:span text:style-name="T5"> </text:span><text:span text:style-name="T6">fileName</text:span><text:span text:style-name="T2">):</text:span></text:p>
      <text:p text:style-name="P3">با خواندن مسیر فایل آن را پاک میکند.</text:p>
      <text:p text:style-name="P5"/>
      <text:p text:style-name="P7"><text:span text:style-name="T2"><text:line-break/></text:span><text:span text:style-name="T8">havepermission</text:span><text:span text:style-name="T5">(</text:span><text:span text:style-name="T3">char</text:span><text:span text:style-name="T4">*</text:span><text:span text:style-name="T5"> </text:span><text:span text:style-name="T6">ptype</text:span><text:span text:style-name="T5">, </text:span><text:span text:style-name="T3">char</text:span><text:span text:style-name="T4">*</text:span><text:span text:style-name="T5"> </text:span><text:span text:style-name="T6">path</text:span><text:span text:style-name="T5">, </text:span><text:span text:style-name="T3">int</text:span><text:span text:style-name="T5"> </text:span><text:span text:style-name="T6">read</text:span><text:span text:style-name="T5"> , </text:span><text:span text:style-name="T3">int</text:span><text:span text:style-name="T5"> </text:span><text:span text:style-name="T6">write</text:span><text:span text:style-name="T5">)</text:span></text:p>
      <text:p text:style-name="P4">در این متود با گرفتن ptype موردنظر و همچنین مسیر امکان دسترسی داشتن را بررسی میکنیم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4T17:44:25.349369619</meta:creation-date>
    <dc:date>2023-07-04T21:02:24.731961549</dc:date>
    <meta:editing-duration>PT55M2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1" meta:paragraph-count="25" meta:word-count="344" meta:character-count="1950" meta:non-whitespace-character-count="1628"/>
  </office:meta>
</office:document-meta>
</file>